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avniTok2" style:family="table">
      <style:table-properties style:width="17cm" table:align="margins"/>
    </style:style>
    <style:style style:name="GlavniTok2.A" style:family="table-column">
      <style:table-column-properties style:column-width="5.667cm" style:rel-column-width="21845*"/>
    </style:style>
    <style:style style:name="GlavniTok2.A1" style:family="table-cell">
      <style:table-cell-properties fo:padding="0.097cm" fo:border-left="0.05pt solid #000000" fo:border-right="none" fo:border-top="0.05pt solid #000000" fo:border-bottom="0.05pt solid #000000"/>
    </style:style>
    <style:style style:name="GlavniTok2.C1" style:family="table-cell">
      <style:table-cell-properties fo:padding="0.097cm" fo:border="0.05pt solid #000000"/>
    </style:style>
    <style:style style:name="GlavniTok2.A2" style:family="table-cell">
      <style:table-cell-properties fo:padding="0.097cm" fo:border-left="0.05pt solid #000000" fo:border-right="none" fo:border-top="none" fo:border-bottom="0.05pt solid #000000"/>
    </style:style>
    <style:style style:name="GlavniTok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721" officeooo:paragraph-rsid="00173721"/>
    </style:style>
    <style:style style:name="P2" style:family="paragraph" style:parent-style-name="Standard">
      <style:text-properties officeooo:rsid="00173721" officeooo:paragraph-rsid="001c3ddd"/>
    </style:style>
    <style:style style:name="P3" style:family="paragraph" style:parent-style-name="Standard">
      <style:text-properties officeooo:rsid="00186ad6" officeooo:paragraph-rsid="00186ad6"/>
    </style:style>
    <style:style style:name="P4" style:family="paragraph" style:parent-style-name="Standard">
      <style:text-properties officeooo:rsid="001a6144" officeooo:paragraph-rsid="001a6144"/>
    </style:style>
    <style:style style:name="P5" style:family="paragraph" style:parent-style-name="Standard">
      <style:text-properties officeooo:rsid="001b0da4" officeooo:paragraph-rsid="001b0da4"/>
    </style:style>
    <style:style style:name="P6" style:family="paragraph" style:parent-style-name="Standard">
      <style:text-properties officeooo:rsid="001c3ddd" officeooo:paragraph-rsid="001c3ddd"/>
    </style:style>
    <style:style style:name="P7" style:family="paragraph" style:parent-style-name="Table_20_Contents">
      <style:paragraph-properties fo:text-align="center" style:justify-single-word="false"/>
      <style:text-properties officeooo:rsid="00173721" officeooo:paragraph-rsid="0017372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78156" officeooo:paragraph-rsid="0017815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73721" officeooo:paragraph-rsid="0017372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b0da4" officeooo:paragraph-rsid="001b0da4"/>
    </style:style>
    <style:style style:name="P12" style:family="paragraph" style:parent-style-name="Table_20_Contents">
      <style:paragraph-properties fo:text-align="center" style:justify-single-word="false"/>
      <style:text-properties officeooo:rsid="001c3ddd" officeooo:paragraph-rsid="001c3ddd"/>
    </style:style>
    <style:style style:name="P13" style:family="paragraph" style:parent-style-name="Standard">
      <style:text-properties officeooo:rsid="001f4872" officeooo:paragraph-rsid="001f4872"/>
    </style:style>
    <style:style style:name="T1" style:family="text">
      <style:text-properties officeooo:rsid="00195baa"/>
    </style:style>
    <style:style style:name="T2" style:family="text">
      <style:text-properties officeooo:rsid="001b0da4"/>
    </style:style>
    <style:style style:name="T3" style:family="text">
      <style:text-properties officeooo:rsid="001c3ddd"/>
    </style:style>
    <style:style style:name="T4" style:family="text">
      <style:text-properties officeooo:rsid="001e8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Scenarij <text:span text:style-name="T4">1</text:span>:</text:p>
      <text:p text:style-name="P2">Opis: <text:span text:style-name="T3">Administracija uposlenika</text:span></text:p>
      <text:p text:style-name="P2">Preduvjeti: <text:span text:style-name="T3">Direktor je logovan na sistem, neko od uposlenika je napravio zahtjev (godišnji, uvjerenje o zaposlenju...)</text:span></text:p>
      <text:p text:style-name="P2">Posljedice (uspješan završetak): <text:span text:style-name="T3">Obrađeni su svi zahtjevi i potrebe uposlenika</text:span></text:p>
      <text:p text:style-name="P2">Posljedice (neuspješan završetak): <text:span text:style-name="T3">Neki zahtjevi i dalje nisu obrađeni</text:span></text:p>
      <text:p text:style-name="P2">Primarni akteri: <text:span text:style-name="T3">direktor</text:span></text:p>
      <text:p text:style-name="P2">Ostali akteri: <text:span text:style-name="T3">prodavač, proizvođač</text:span></text:p>
      <text:p text:style-name="P2">Glavni tok: </text:p>
      <text:p text:style-name="P2"/>
      <table:table table:name="GlavniTok2" table:style-name="GlavniTok2">
        <table:table-column table:style-name="GlavniTok2.A" table:number-columns-repeated="3"/>
        <table:table-row>
          <table:table-cell table:style-name="GlavniTok2.A1" office:value-type="string">
            <text:p text:style-name="P12">Uposlenik</text:p>
          </table:table-cell>
          <table:table-cell table:style-name="GlavniTok2.A1" office:value-type="string">
            <text:p text:style-name="P12">Direktor</text:p>
          </table:table-cell>
          <table:table-cell table:style-name="GlavniTok2.C1" office:value-type="string">
            <text:p text:style-name="P12">Sistem</text:p>
          </table:table-cell>
        </table:table-row>
        <table:table-row>
          <table:table-cell table:style-name="GlavniTok2.A2" office:value-type="string">
            <text:p text:style-name="P12">1. Neko od uposlenika kreira zahtjev</text:p>
          </table:table-cell>
          <table:table-cell table:style-name="GlavniTok2.A2" office:value-type="string">
            <text:p text:style-name="P12"/>
          </table:table-cell>
          <table:table-cell table:style-name="GlavniTok2.C2" office:value-type="string">
            <text:p text:style-name="P12">2. Sistem periodično ažurira stanje obavijesti i obavještava direktora</text:p>
          </table:table-cell>
        </table:table-row>
        <table:table-row>
          <table:table-cell table:style-name="GlavniTok2.A2" office:value-type="string">
            <text:p text:style-name="P8"/>
          </table:table-cell>
          <table:table-cell table:style-name="GlavniTok2.A2" office:value-type="string">
            <text:p text:style-name="P12">3. Direktor prima zahtjev</text:p>
          </table:table-cell>
          <table:table-cell table:style-name="GlavniTok2.C2" office:value-type="string">
            <text:p text:style-name="P8"/>
          </table:table-cell>
        </table:table-row>
        <table:table-row>
          <table:table-cell table:style-name="GlavniTok2.A2" office:value-type="string">
            <text:p text:style-name="P8"/>
          </table:table-cell>
          <table:table-cell table:style-name="GlavniTok2.A2" office:value-type="string">
            <text:p text:style-name="P12">4. Direktor vrši pregled potrebnih informacija</text:p>
          </table:table-cell>
          <table:table-cell table:style-name="GlavniTok2.C2" office:value-type="string">
            <text:p text:style-name="P8"/>
          </table:table-cell>
        </table:table-row>
        <table:table-row>
          <table:table-cell table:style-name="GlavniTok2.A2" office:value-type="string">
            <text:p text:style-name="P8"/>
          </table:table-cell>
          <table:table-cell table:style-name="GlavniTok2.A2" office:value-type="string">
            <text:p text:style-name="P12">5. Direktor odlučuje o odobranju zahtjeva</text:p>
          </table:table-cell>
          <table:table-cell table:style-name="GlavniTok2.C2" office:value-type="string">
            <text:p text:style-name="P12">6. Sistem spašava promjene i obavještava uposlenika</text:p>
          </table:table-cell>
        </table:table-row>
      </table:table>
      <text:p text:style-name="P2"/>
      <text:p text:style-name="P13">Nema alternativnih toko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2:16:47.627636675</meta:creation-date>
    <dc:date>2015-03-13T23:55:35.118000000</dc:date>
    <meta:editing-duration>PT23M15S</meta:editing-duration>
    <meta:editing-cycles>9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18" meta:word-count="93" meta:character-count="699" meta:non-whitespace-character-count="623"/>
  </office:meta>
</office:document-meta>
</file>